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BeanFactoryPostProcessor.createSett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ttingsBeanFactoryPostProcessor.dumpSystem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ttingsBeanFactoryPostProcessor.preInit( final MutableSettings s , final Properties properti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SettingsBeanFactoryPostProcessor.forceLo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ttingsBeanFactoryPostProcessor.setReadFromClasspath( boolean readFrom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BeanFactoryPostProcesso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ttingsBeanFactoryPostProcessor.setRunningMode(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BeanFactoryPostProcessor.setReadFromGlobalLocation( boolean readFromGlobal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BeanFactoryPostProcessor.getRunn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